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  <table:table-cell/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  <table:table-cell office:value-type="float" office:value="7700" calcext:value-type="float">
            <text:p>7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  <table:table-cell table:style-name="ce16" office:value-type="float" office:value="7700" calcext:value-type="float">
            <text:p>770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73400" calcext:value-type="float">
            <text:p>73400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table:formula="of:=SUM([.C67:.F67])" office:value-type="float" office:value="1609.77443609023" calcext:value-type="float">
            <text:p>1609.7744360902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09.77443609023" calcext:value-type="float">
            <text:p>1609.7744360902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table:formula="of:=SUM([.C67:.F67])" office:value-type="float" office:value="1609.77443609023" calcext:value-type="float">
            <text:p>1609.7744360902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6.44110275689" calcext:value-type="float">
            <text:p>2076.44110275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)" office:value-type="float" office:value="1303.50877192982" calcext:value-type="float">
            <text:p>1303.5087719298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];[.C67];[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E67])" office:value-type="float" office:value="1660.65162907268" calcext:value-type="float">
            <text:p>1660.6516290727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67];[.F66])" office:value-type="float" office:value="405.263157894737" calcext:value-type="float">
            <text:p>405.263157894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];[.C67];[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3">
          <table:table-cell/>
          <table:table-cell table:formula="of:=[.B38]/18" office:value-type="float" office:value="466.666666666667" calcext:value-type="float">
            <text:p>466.6666666667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19" office:value-type="float" office:value="405.263157894737" calcext:value-type="float">
            <text:p>405.2631578947</text:p>
          </table:table-cell>
          <table:table-cell table:formula="of:=[.E38]/21" office:value-type="float" office:value="357.142857142857" calcext:value-type="float">
            <text:p>357.1428571429</text:p>
          </table:table-cell>
          <table:table-cell table:style-name="ce16" table:formula="of:=[.F38]/19" office:value-type="float" office:value="415.789473684211" calcext:value-type="float">
            <text:p>415.7894736842</text:p>
          </table:table-cell>
          <table:table-cell/>
          <table:table-cell table:formula="of:=SUM([.D67])" office:value-type="float" office:value="405.263157894737" calcext:value-type="float">
            <text:p>405.2631578947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9:.H66])" office:value-type="float" office:value="49485.2130325815" calcext:value-type="float">
            <text:p>49485.2130325815</text:p>
          </table:table-cell>
          <table:table-cell table:style-name="ce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4:44:09.499405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0T14:45:01.712679150</dc:date>
    <meta:editing-duration>P7DT16H31M28S</meta:editing-duration>
    <meta:editing-cycles>2580</meta:editing-cycles>
    <meta:generator>LibreOffice/4.2.8.2$Linux_X86_64 LibreOffice_project/420m0$Build-2</meta:generator>
    <meta:document-statistic meta:table-count="15" meta:cell-count="6499" meta:object-count="0"/>
  </office:meta>
</office:document-meta>
</file>